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style:text-underline-style="none" officeooo:paragraph-rsid="00566de7" style:font-size-asian="12pt" style:font-size-complex="12pt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66de7" style:font-size-asian="12pt" style:font-size-complex="12pt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officeooo:paragraph-rsid="00605a90" style:font-size-asian="12pt" style:font-size-complex="12pt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809a9" style:font-size-asian="12pt" style:font-size-complex="12pt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color="#212121" style:font-name="Times New Roman" fo:font-size="12pt" fo:language="uk" fo:country="UA" style:text-underline-style="none" officeooo:paragraph-rsid="00566de7" style:font-size-asian="12pt" style:font-name-complex="Times New Roman1" style:font-size-complex="12pt" style:language-complex="ar" style:country-complex="SA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339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5d812a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5d812a" style:font-name-asian="Symbol1" style:font-size-asian="12pt" style:font-name-complex="Times New Roman1" style:font-size-complex="12pt" style:language-complex="ar" style:country-complex="SA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b8e63" style:font-name-asian="Symbol1" style:font-size-asian="12pt" style:font-name-complex="Times New Roman" style:font-size-complex="12pt" style:language-complex="ar" style:country-complex="SA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809a9" style:font-name-asian="Symbol1" style:font-size-asian="12pt" style:font-name-complex="Times New Roman" style:font-size-complex="12pt" style:language-complex="ar" style:country-complex="SA"/>
    </style:style>
    <style:style style:name="P11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12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officeooo:paragraph-rsid="00566de7" style:font-size-asian="12pt" style:font-size-complex="12pt"/>
    </style:style>
    <style:style style:name="P1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5ba4e" style:font-size-asian="12pt" style:font-name-complex="Times New Roman1" style:font-size-complex="12pt"/>
    </style:style>
    <style:style style:name="P1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66de7" style:font-size-asian="12pt" style:font-size-complex="12pt"/>
    </style:style>
    <style:style style:name="P1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66f34" style:font-size-asian="12pt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8207e" style:font-size-asian="12pt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f8d5d" style:font-size-asian="12pt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d812a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605a90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b559c" style:font-size-asian="12pt" style:font-size-complex="12pt"/>
    </style:style>
    <style:style style:name="P2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b8e63" style:font-size-asian="12pt" style:font-size-complex="12pt"/>
    </style:style>
    <style:style style:name="P2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61a3da" style:font-size-asian="12pt" style:font-size-complex="12pt"/>
    </style:style>
    <style:style style:name="P2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620feb" style:font-size-asian="12pt" style:font-size-complex="12pt"/>
    </style:style>
    <style:style style:name="P2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623a04" style:font-size-asian="12pt" style:font-size-complex="12pt"/>
    </style:style>
    <style:style style:name="P2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64f18c" style:font-size-asian="12pt" style:font-size-complex="12pt"/>
    </style:style>
    <style:style style:name="P2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66737b" style:font-size-asian="12pt" style:font-size-complex="12pt"/>
    </style:style>
    <style:style style:name="P2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d812a" style:font-size-asian="12pt" style:font-size-complex="12pt"/>
    </style:style>
    <style:style style:name="P2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rsid="002086bd" officeooo:paragraph-rsid="005d812a" style:font-size-asian="12pt" style:font-name-complex="Times New Roman1" style:font-size-complex="12pt"/>
    </style:style>
    <style:style style:name="P2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rsid="0022176e" officeooo:paragraph-rsid="005d812a" style:font-size-asian="12pt" style:font-name-complex="Times New Roman1" style:font-size-complex="12pt"/>
    </style:style>
    <style:style style:name="P3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fo:language="uk" fo:country="UA" officeooo:rsid="0015a3a6" officeooo:paragraph-rsid="00684631" style:font-size-asian="12pt" style:font-size-complex="12pt"/>
    </style:style>
    <style:style style:name="P3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5f2c41" style:font-size-asian="12pt" style:font-name-complex="Times New Roman1" style:font-size-complex="12pt" style:language-complex="ar" style:country-complex="SA"/>
    </style:style>
    <style:style style:name="P3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f2c41" style:font-size-asian="12pt" style:font-style-asian="italic" style:font-name-complex="Times New Roman" style:font-size-complex="12pt" style:language-complex="ar" style:country-complex="SA" style:font-style-complex="normal"/>
    </style:style>
    <style:style style:name="P3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fo:color="#212121" style:text-line-through-style="none" style:text-line-through-type="none" style:text-position="0% 100%" style:font-name="Times New Roman" fo:font-size="12pt" fo:letter-spacing="0.0008in" fo:language="uk" fo:country="UA" fo:font-style="normal" style:text-underline-style="none" fo:font-weight="normal" officeooo:rsid="005f3991" officeooo:paragraph-rsid="00566de7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super 58%" style:font-name="Times New Roman" fo:font-size="12pt" fo:letter-spacing="normal" fo:language="uk" fo:country="UA" fo:font-style="normal" style:text-underline-style="none" fo:font-weight="normal" officeooo:rsid="0015a3a6" officeooo:paragraph-rsid="00566f34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super 58%" style:font-name="Times New Roman" fo:font-size="12pt" fo:letter-spacing="normal" fo:language="uk" fo:country="UA" fo:font-style="normal" style:text-underline-style="none" fo:font-weight="normal" officeooo:rsid="00566de7" officeooo:paragraph-rsid="00566f34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60e85" officeooo:paragraph-rsid="0058207e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5f8d5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598150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05a90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5b40a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5b559c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5b8e63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5d812a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1a3da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20feb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23a04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4f18c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3df76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809a9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84631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6e28c" officeooo:paragraph-rsid="00690de3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5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4pt" fo:letter-spacing="normal" fo:language="uk" fo:country="UA" fo:font-style="normal" style:text-underline-style="none" fo:font-weight="normal" officeooo:rsid="0015a3a6" officeooo:paragraph-rsid="00690de3" style:font-name-asian="Symbol1" style:font-size-asian="14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5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31629" officeooo:paragraph-rsid="0066737b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5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color="#212121" style:text-line-through-style="none" style:text-line-through-type="none" style:text-position="0% 100%" style:font-name="Times New Roman" fo:font-size="12pt" fo:letter-spacing="0.0008in" fo:language="uk" fo:country="UA" style:text-underline-style="none" officeooo:paragraph-rsid="00552aef" style:font-size-asian="12pt" style:font-name-complex="Times New Roman" style:font-size-complex="12pt" style:language-complex="ar" style:country-complex="SA"/>
    </style:style>
    <style:style style:name="P5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41dd7" style:font-name-asian="Symbol1" style:font-size-asian="12pt" style:font-name-complex="Times New Roman" style:font-size-complex="12pt" style:language-complex="ar" style:country-complex="SA"/>
    </style:style>
    <style:style style:name="P5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language="uk" fo:country="UA" officeooo:rsid="0015a3a6" officeooo:paragraph-rsid="00690de3"/>
    </style:style>
    <style:style style:name="T1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15a3a6" style:font-name-asian="Symbol1" style:font-name-complex="Times New Roman" style:language-complex="ar" style:country-complex="SA" loext:padding="0in" loext:border="none"/>
    </style:style>
    <style:style style:name="T2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66de7" style:font-name-asian="Symbol1" style:font-name-complex="Times New Roman" style:language-complex="ar" style:country-complex="SA" loext:padding="0in" loext:border="none"/>
    </style:style>
    <style:style style:name="T3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0c67b" style:font-name-asian="Symbol1" style:font-name-complex="Times New Roman" style:language-complex="ar" style:country-complex="SA" loext:padding="0in" loext:border="none"/>
    </style:style>
    <style:style style:name="T4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60e85" style:font-name-asian="Symbol1" style:font-name-complex="Times New Roman" style:language-complex="ar" style:country-complex="SA" loext:padding="0in" loext:border="none"/>
    </style:style>
    <style:style style:name="T5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8207e" style:font-name-asian="Symbol1" style:font-name-complex="Times New Roman" style:language-complex="ar" style:country-complex="SA" loext:padding="0in" loext:border="none"/>
    </style:style>
    <style:style style:name="T6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57764" style:font-name-asian="Symbol1" style:font-name-complex="Times New Roman" style:language-complex="ar" style:country-complex="SA" loext:padding="0in" loext:border="none"/>
    </style:style>
    <style:style style:name="T7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63c6c" style:font-name-asian="Symbol1" style:font-name-complex="Times New Roman" style:language-complex="ar" style:country-complex="SA" loext:padding="0in" loext:border="none"/>
    </style:style>
    <style:style style:name="T8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75e07" style:font-name-asian="Symbol1" style:font-name-complex="Times New Roman" style:language-complex="ar" style:country-complex="SA" loext:padding="0in" loext:border="none"/>
    </style:style>
    <style:style style:name="T9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98150" style:font-name-asian="Symbol1" style:font-name-complex="Times New Roman" style:language-complex="ar" style:country-complex="SA" loext:padding="0in" loext:border="none"/>
    </style:style>
    <style:style style:name="T10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b40ad" style:font-name-asian="Symbol1" style:font-name-complex="Times New Roman" style:language-complex="ar" style:country-complex="SA" loext:padding="0in" loext:border="none"/>
    </style:style>
    <style:style style:name="T11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c9de9" style:font-name-asian="Symbol1" style:font-name-complex="Times New Roman" style:language-complex="ar" style:country-complex="SA" loext:padding="0in" loext:border="none"/>
    </style:style>
    <style:style style:name="T12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04bfc" style:font-name-asian="Symbol1" style:font-name-complex="Times New Roman" style:language-complex="ar" style:country-complex="SA" loext:padding="0in" loext:border="none"/>
    </style:style>
    <style:style style:name="T13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5921e" style:font-name-asian="Symbol1" style:font-name-complex="Times New Roman" style:language-complex="ar" style:country-complex="SA" loext:padding="0in" loext:border="none"/>
    </style:style>
    <style:style style:name="T14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11294" style:font-name-asian="Symbol1" style:font-name-complex="Times New Roman" style:language-complex="ar" style:country-complex="SA" loext:padding="0in" loext:border="none"/>
    </style:style>
    <style:style style:name="T15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b559c" style:font-name-asian="Symbol1" style:font-name-complex="Times New Roman" style:language-complex="ar" style:country-complex="SA" loext:padding="0in" loext:border="none"/>
    </style:style>
    <style:style style:name="T16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55d4e" style:font-name-asian="Symbol1" style:font-name-complex="Times New Roman" style:language-complex="ar" style:country-complex="SA" loext:padding="0in" loext:border="none"/>
    </style:style>
    <style:style style:name="T17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0028a" style:font-name-asian="Symbol1" style:font-name-complex="Times New Roman" style:language-complex="ar" style:country-complex="SA" loext:padding="0in" loext:border="none"/>
    </style:style>
    <style:style style:name="T18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b8e63" style:font-name-asian="Symbol1" style:font-name-complex="Times New Roman" style:language-complex="ar" style:country-complex="SA" loext:padding="0in" loext:border="none"/>
    </style:style>
    <style:style style:name="T19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698f1" style:font-name-asian="Symbol1" style:font-name-complex="Times New Roman" style:language-complex="ar" style:country-complex="SA" loext:padding="0in" loext:border="none"/>
    </style:style>
    <style:style style:name="T20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8cacc" style:font-name-asian="Symbol1" style:font-name-complex="Times New Roman" style:language-complex="ar" style:country-complex="SA" loext:padding="0in" loext:border="none"/>
    </style:style>
    <style:style style:name="T21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9b163" style:font-name-asian="Symbol1" style:font-name-complex="Times New Roman" style:language-complex="ar" style:country-complex="SA" loext:padding="0in" loext:border="none"/>
    </style:style>
    <style:style style:name="T22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23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18ad2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24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acf9b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25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5d812a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26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1a3da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27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82912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28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04bf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29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a485b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30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05b8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31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31629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32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702cc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33" style:family="text">
      <style:text-properties fo:font-variant="normal" fo:text-transform="none" style:use-window-font-color="true" style:text-position="0% 100%" fo:letter-spacing="normal" fo:font-style="normal" style:text-underline-style="none" fo:font-weight="normal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34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72ad5d" style:font-name-asian="Symbol1" style:font-size-asian="10.5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T35" style:family="text">
      <style:text-properties fo:font-variant="normal" fo:text-transform="none" style:use-window-font-color="true" style:text-position="0% 100%" style:font-name="Times New Roman" fo:font-size="14pt" fo:letter-spacing="normal" fo:font-style="normal" style:text-underline-style="none" fo:font-weight="normal" style:font-name-asian="Symbol1" style:font-size-asian="14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T36" style:family="text">
      <style:text-properties fo:font-variant="normal" fo:text-transform="none" style:use-window-font-color="true" style:text-position="0% 100%" style:font-name="Times New Roman" fo:font-size="14pt" fo:letter-spacing="normal" fo:font-style="normal" style:text-underline-style="none" fo:font-weight="normal" officeooo:rsid="0073f3e7" style:font-name-asian="Symbol1" style:font-size-asian="14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T37" style:family="text">
      <style:text-properties fo:font-variant="normal" fo:text-transform="none" style:use-window-font-color="true" style:text-position="0% 100%" style:font-name="Times New Roman" fo:font-size="14pt" fo:letter-spacing="normal" fo:font-style="normal" style:text-underline-style="none" fo:font-weight="normal" officeooo:rsid="0072ad5d" style:font-name-asian="Symbol1" style:font-size-asian="14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T38" style:family="text">
      <style:text-properties fo:font-variant="normal" fo:text-transform="none" style:use-window-font-color="true" style:text-position="0% 100%" style:font-name="Times New Roman" fo:font-size="14pt" fo:letter-spacing="normal" fo:font-style="italic" style:text-underline-style="none" fo:font-weight="normal" style:font-name-asian="Symbol1" style:font-size-asian="14pt" style:font-style-asian="italic" style:font-name-complex="Times New Roman" style:font-size-complex="12pt" style:language-complex="ar" style:country-complex="SA" style:font-style-complex="normal" loext:padding="0in" loext:border="none"/>
    </style:style>
    <style:style style:name="T39" style:family="text">
      <style:text-properties fo:font-variant="normal" fo:text-transform="none" style:use-window-font-color="true" style:text-position="0% 100%" style:font-name="Times New Roman" fo:font-size="14pt" fo:letter-spacing="normal" fo:font-style="italic" style:text-underline-style="none" fo:font-weight="normal" officeooo:rsid="0072ad5d" style:font-name-asian="Symbol1" style:font-size-asian="14pt" style:font-style-asian="italic" style:font-name-complex="Times New Roman" style:font-size-complex="12pt" style:language-complex="ar" style:country-complex="SA" style:font-style-complex="normal" loext:padding="0in" loext:border="none"/>
    </style:style>
    <style:style style:name="T40" style:family="text">
      <style:text-properties fo:font-variant="normal" fo:text-transform="none" style:use-window-font-color="true" style:text-position="sub 58%" fo:letter-spacing="normal" fo:language="uk" fo:country="UA" fo:font-style="normal" style:text-underline-style="none" fo:font-weight="normal" officeooo:rsid="0015a3a6" style:font-name-asian="Symbol1" style:font-name-complex="Times New Roman" style:language-complex="ar" style:country-complex="SA" loext:padding="0in" loext:border="none"/>
    </style:style>
    <style:style style:name="T41" style:family="text">
      <style:text-properties fo:font-variant="normal" fo:text-transform="none" style:use-window-font-color="true" style:text-position="sub 58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2" style:family="text">
      <style:text-properties fo:font-variant="normal" fo:text-transform="none" style:use-window-font-color="true" style:text-position="sub 58%" fo:letter-spacing="normal" fo:language="uk" fo:country="UA" fo:font-style="normal" style:text-underline-style="none" fo:font-weight="normal" officeooo:rsid="00631629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3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15a3a6" style:font-name-asian="Symbol1" style:font-name-complex="Times New Roman" style:language-complex="ar" style:country-complex="SA" loext:padding="0in" loext:border="none"/>
    </style:style>
    <style:style style:name="T44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557f9b" style:font-name-asian="Symbol1" style:font-name-complex="Times New Roman" style:language-complex="ar" style:country-complex="SA" loext:padding="0in" loext:border="none"/>
    </style:style>
    <style:style style:name="T45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631629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7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7e76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9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8567d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0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1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Times New Roman2" style:font-style-asian="normal" style:font-name-complex="Times New Roman2" style:language-complex="ar" style:country-complex="SA" style:font-style-complex="normal" loext:padding="0in" loext:border="none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8567d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4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6" style:family="text">
      <style:text-properties fo:font-variant="normal" fo:text-transform="none" style:use-window-font-color="true" style:text-position="-13% 100%" style:font-name="Times New Roman" fo:font-size="8pt" fo:letter-spacing="normal" fo:font-style="italic" style:text-underline-style="none" fo:font-weight="normal" style:font-name-asian="Symbol1" style:font-size-asian="8pt" style:font-style-asian="italic" style:font-name-complex="Times New Roman" style:font-size-complex="12pt" style:language-complex="ar" style:country-complex="SA" style:font-style-complex="normal" loext:padding="0in" loext:border="none"/>
    </style:style>
    <style:style style:name="T57" style:family="text">
      <style:text-properties fo:font-variant="normal" fo:text-transform="none" style:use-window-font-color="true" style:text-position="-13% 100%" style:font-name="Times New Roman" fo:font-size="8pt" fo:letter-spacing="normal" fo:font-style="normal" style:text-underline-style="none" fo:font-weight="normal" style:font-name-asian="Symbol1" style:font-size-asian="8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T58" style:family="text">
      <style:text-properties fo:font-variant="normal" fo:text-transform="none" fo:color="#000000" style:text-position="sub 58%" fo:letter-spacing="normal" fo:font-style="normal" fo:font-weight="normal" officeooo:rsid="00502aa8" style:font-style-asian="italic" style:font-name-complex="Times New Roman" style:font-style-complex="normal"/>
    </style:style>
    <style:style style:name="T59" style:family="text">
      <style:text-properties fo:font-variant="normal" fo:text-transform="none" fo:color="#000000" style:text-position="super 58%" fo:letter-spacing="normal" fo:font-style="normal" fo:font-weight="normal" officeooo:rsid="00502aa8" style:font-style-asian="italic" style:font-name-complex="Times New Roman" style:font-style-complex="normal"/>
    </style:style>
    <style:style style:name="T60" style:family="text">
      <style:text-properties fo:font-variant="normal" fo:text-transform="none" fo:color="#000000" style:text-position="super 58%" fo:letter-spacing="normal" fo:font-style="normal" fo:font-weight="normal" officeooo:rsid="00493da9" style:font-style-asian="italic" style:font-name-complex="Times New Roman" style:font-style-complex="normal"/>
    </style:style>
    <style:style style:name="T61" style:family="text">
      <style:text-properties fo:font-variant="normal" fo:text-transform="none" fo:color="#000000" fo:letter-spacing="normal" fo:font-style="normal" fo:font-weight="normal" officeooo:rsid="0058d240" style:font-style-asian="italic" style:font-name-complex="Times New Roman" style:font-style-complex="normal"/>
    </style:style>
    <style:style style:name="T62" style:family="text">
      <style:text-properties fo:font-variant="normal" fo:text-transform="none" fo:color="#000000" fo:letter-spacing="normal" fo:font-style="normal" fo:font-weight="normal" officeooo:rsid="00493da9" style:font-style-asian="italic" style:font-name-complex="Times New Roman" style:font-style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502aa8" style:font-style-asian="italic" style:font-name-complex="Times New Roman" style:font-style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121e03" style:font-style-asian="italic" style:font-name-complex="Times New Roman" style:font-style-complex="normal"/>
    </style:style>
    <style:style style:name="T65" style:family="text">
      <style:text-properties fo:font-variant="normal" fo:text-transform="none" fo:color="#000000" fo:letter-spacing="normal" fo:font-style="normal" fo:font-weight="normal" officeooo:rsid="0055ba4e" style:font-style-asian="italic" style:font-name-complex="Times New Roman" style:font-style-complex="normal"/>
    </style:style>
    <style:style style:name="T66" style:family="text">
      <style:text-properties fo:font-variant="normal" fo:text-transform="none" fo:color="#000000" fo:letter-spacing="normal" fo:font-style="normal" fo:font-weight="normal" officeooo:rsid="005bf5ee" style:font-style-asian="italic" style:font-name-complex="Times New Roman" style:font-style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5f2c41" style:font-style-asian="italic" style:font-name-complex="Times New Roman" style:font-style-complex="normal"/>
    </style:style>
    <style:style style:name="T68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1" style:font-style-complex="normal" loext:padding="0in" loext:border="none"/>
    </style:style>
    <style:style style:name="T69" style:family="text">
      <style:text-properties fo:font-variant="normal" fo:text-transform="none" style:text-line-through-style="none" style:text-line-through-type="none" fo:letter-spacing="normal" fo:font-style="normal" fo:font-weight="normal" officeooo:rsid="0074a389" style:font-style-asian="normal" style:font-name-complex="Times New Roman1" style:font-style-complex="normal" loext:padding="0in" loext:border="none"/>
    </style:style>
    <style:style style:name="T70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1" style:font-style-complex="normal" loext:padding="0in" loext:border="none"/>
    </style:style>
    <style:style style:name="T71" style:family="text">
      <style:text-properties fo:font-variant="normal" fo:text-transform="none" style:text-line-through-style="none" style:text-line-through-type="none" fo:letter-spacing="normal" fo:font-style="italic" fo:font-weight="normal" officeooo:rsid="00239ad5" style:font-style-asian="italic" style:font-name-complex="Times New Roman1" style:font-style-complex="italic" loext:padding="0in" loext:border="none"/>
    </style:style>
    <style:style style:name="T72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4a389" style:font-style-asian="normal" style:font-name-complex="Times New Roman1" style:font-style-complex="normal" loext:padding="0in" loext:border="none"/>
    </style:style>
    <style:style style:name="T73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239ad5" style:font-style-asian="normal" style:font-name-complex="Times New Roman1" style:font-style-complex="normal" loext:padding="0in" loext:border="none"/>
    </style:style>
    <style:style style:name="T74" style:family="text">
      <style:text-properties officeooo:rsid="003a5bbb"/>
    </style:style>
    <style:style style:name="T75" style:family="text">
      <style:text-properties officeooo:rsid="003ca73b"/>
    </style:style>
    <style:style style:name="T76" style:family="text">
      <style:text-properties fo:color="#212121" style:text-line-through-style="none" style:text-line-through-type="none" style:text-position="0% 100%" fo:letter-spacing="0.0008in" fo:language="uk" fo:country="UA" style:text-underline-style="none" style:font-name-complex="Times New Roman" style:language-complex="ar" style:country-complex="SA"/>
    </style:style>
    <style:style style:name="T77" style:family="text">
      <style:text-properties fo:color="#212121" style:text-line-through-style="none" style:text-line-through-type="none" style:text-position="0% 100%" fo:letter-spacing="0.0008in" fo:language="uk" fo:country="UA" style:text-underline-style="none" officeooo:rsid="00546ccf" style:font-name-complex="Times New Roman" style:language-complex="ar" style:country-complex="SA"/>
    </style:style>
    <style:style style:name="T78" style:family="text">
      <style:text-properties fo:color="#212121" style:text-line-through-style="none" style:text-line-through-type="none" style:text-position="0% 100%" fo:letter-spacing="0.0008in" fo:language="uk" fo:country="UA" style:text-underline-style="none" officeooo:rsid="00552aef" style:font-name-complex="Times New Roman" style:language-complex="ar" style:country-complex="SA"/>
    </style:style>
    <style:style style:name="T79" style:family="text">
      <style:text-properties fo:color="#212121" style:text-line-through-style="none" style:text-line-through-type="none" style:text-position="0% 100%" fo:letter-spacing="0.0008in" fo:language="uk" fo:country="UA" style:text-underline-style="none" officeooo:rsid="005f3991" style:font-name-complex="Times New Roman" style:language-complex="ar" style:country-complex="SA"/>
    </style:style>
    <style:style style:name="T80" style:family="text">
      <style:text-properties fo:color="#212121" style:text-line-through-style="none" style:text-line-through-type="none" style:text-position="0% 100%" fo:letter-spacing="0.0008in" fo:language="uk" fo:country="UA" style:text-underline-style="none" officeooo:rsid="00546ccf" style:font-name-asian="Calibri" style:font-name-complex="Times New Roman" style:language-complex="ar" style:country-complex="SA"/>
    </style:style>
    <style:style style:name="T81" style:family="text">
      <style:text-properties fo:color="#212121" fo:language="uk" fo:country="UA" style:text-underline-style="none" style:font-name-complex="Times New Roman" style:language-complex="ar" style:country-complex="SA"/>
    </style:style>
    <style:style style:name="T82" style:family="text">
      <style:text-properties fo:color="#212121" fo:language="uk" fo:country="UA" style:text-underline-style="none" officeooo:rsid="005325e9" style:font-name-complex="Times New Roman" style:language-complex="ar" style:country-complex="SA"/>
    </style:style>
    <style:style style:name="T83" style:family="text">
      <style:text-properties fo:color="#212121" fo:language="uk" fo:country="UA" style:text-underline-style="none" officeooo:rsid="005325e9" style:font-name-asian="Calibri" style:font-name-complex="Times New Roman" style:language-complex="ar" style:country-complex="SA"/>
    </style:style>
    <style:style style:name="T84" style:family="text">
      <style:text-properties fo:color="#212121" fo:language="uk" fo:country="UA" style:font-name-complex="Times New Roman1" style:language-complex="ar" style:country-complex="SA"/>
    </style:style>
    <style:style style:name="T85" style:family="text">
      <style:text-properties fo:color="#212121" fo:language="uk" fo:country="UA" officeooo:rsid="000d634d" style:font-name-complex="Times New Roman1" style:language-complex="ar" style:country-complex="SA"/>
    </style:style>
    <style:style style:name="T86" style:family="text">
      <style:text-properties style:font-name-complex="Times New Roman1"/>
    </style:style>
    <style:style style:name="T87" style:family="text">
      <style:text-properties officeooo:rsid="00121e03" style:font-name-complex="Times New Roman1"/>
    </style:style>
    <style:style style:name="T88" style:family="text">
      <style:text-properties officeooo:rsid="001125c4" style:font-name-complex="Times New Roman1"/>
    </style:style>
    <style:style style:name="T89" style:family="text">
      <style:text-properties style:use-window-font-color="true" style:text-position="0% 100%" fo:language="uk" fo:country="UA" style:text-underline-style="none" officeooo:rsid="0065921e" style:font-name-asian="Symbol1" style:font-name-complex="Times New Roman" style:language-complex="ar" style:country-complex="SA"/>
    </style:style>
    <style:style style:name="T90" style:family="text">
      <style:text-properties style:use-window-font-color="true" style:text-position="0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91" style:family="text">
      <style:text-properties style:use-window-font-color="true" style:text-position="0% 100%" fo:language="uk" fo:country="UA" style:text-underline-style="none" officeooo:rsid="00604bfc" style:font-name-asian="Symbol1" style:font-name-complex="Times New Roman" style:language-complex="ar" style:country-complex="SA"/>
    </style:style>
    <style:style style:name="T92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93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94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95" style:family="text">
      <style:text-properties style:use-window-font-color="true" fo:language="uk" fo:country="UA" officeooo:rsid="005d812a" style:font-name-asian="Calibri" style:font-name-complex="Times New Roman1" style:language-complex="ar" style:country-complex="SA"/>
    </style:style>
    <style:style style:name="T96" style:family="text">
      <style:text-properties style:use-window-font-color="true" fo:language="uk" fo:country="UA" officeooo:rsid="0061f786" style:font-name-asian="Calibri" style:font-name-complex="Times New Roman1" style:language-complex="ar" style:country-complex="SA"/>
    </style:style>
    <style:style style:name="T97" style:family="text">
      <style:text-properties style:use-window-font-color="true" fo:language="uk" fo:country="UA" officeooo:rsid="005c15e2" style:font-name-asian="Calibri" style:font-name-complex="Times New Roman1" style:language-complex="ar" style:country-complex="SA"/>
    </style:style>
    <style:style style:name="T98" style:family="text">
      <style:text-properties style:use-window-font-color="true" fo:language="uk" fo:country="UA" officeooo:rsid="0059c8a3" style:font-name-asian="Calibri" style:font-name-complex="Times New Roman1" style:language-complex="ar" style:country-complex="SA"/>
    </style:style>
    <style:style style:name="T99" style:family="text">
      <style:text-properties fo:language="uk" fo:country="UA" officeooo:rsid="002086bd" style:font-name-complex="Times New Roman1"/>
    </style:style>
    <style:style style:name="T100" style:family="text">
      <style:text-properties fo:language="uk" fo:country="UA" officeooo:rsid="0061f786" style:font-name-complex="Times New Roman1"/>
    </style:style>
    <style:style style:name="T101" style:family="text">
      <style:text-properties fo:language="uk" fo:country="UA" officeooo:rsid="005acf9b" style:font-name-complex="Times New Roman1"/>
    </style:style>
    <style:style style:name="T102" style:family="text">
      <style:text-properties fo:language="uk" fo:country="UA" officeooo:rsid="005d812a" style:font-name-complex="Times New Roman1"/>
    </style:style>
    <style:style style:name="T103" style:family="text">
      <style:text-properties fo:language="uk" fo:country="UA" officeooo:rsid="0022176e" style:font-name-complex="Times New Roman1"/>
    </style:style>
    <style:style style:name="T104" style:family="text">
      <style:text-properties fo:language="uk" fo:country="UA" officeooo:rsid="00239ad5" style:font-name-complex="Times New Roman1"/>
    </style:style>
    <style:style style:name="T105" style:family="text">
      <style:text-properties fo:language="uk" fo:country="UA" officeooo:rsid="005a3630" style:font-name-complex="Times New Roman1"/>
    </style:style>
    <style:style style:name="T106" style:family="text">
      <style:text-properties fo:language="uk" fo:country="UA" officeooo:rsid="00618ad2" style:font-name-complex="Times New Roman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Варіант №<text:span text:style-name="T74">1</text:span><text:span text:style-name="T75">2</text:span></text:p>
      <text:p text:style-name="P1"/>
      <text:list xml:id="list670308500" text:style-name="L1">
        <text:list-item>
          <text:p text:style-name="P12"><text:span text:style-name="T86">Якщо при виборі елементів </text:span><text:span text:style-name="T87">у</text:span><text:span text:style-name="T86">раховується порядок </text:span><text:span text:style-name="T88">і</text:span><text:span text:style-name="T86"> всі елементи </text:span><text:span text:style-name="T87">входять</text:span><text:span text:style-name="T86"> у </text:span><text:span text:style-name="T87">будь-яку </text:span><text:span text:style-name="T86">вибор</text:span><text:span text:style-name="T87">ку</text:span><text:span text:style-name="T86"> </text:span><text:span text:style-name="T87">лише </text:span><text:span text:style-name="T86">один раз, то це:</text:span></text:p>
          <text:p text:style-name="P2"><text:span text:style-name="T84">А) комбінація; Б) розміщення; В) перестановка; Г) розміщення з повтореннями; Д) перестановка з повтореннями; </text:span><text:span text:style-name="T85">Е</text:span><text:span text:style-name="T84">) комбінація з повтореннями;</text:span></text:p>
          <text:p text:style-name="P6"/>
        </text:list-item>
        <text:list-item>
          <text:p text:style-name="P3"><text:span text:style-name="T81">На диск сейфа нанесені </text:span><text:span text:style-name="T82">тринадцять</text:span><text:span text:style-name="T81"> літер, а код складається із </text:span><text:span text:style-name="T83">сем</text:span><text:span text:style-name="T81">и літер. Скільки невдалих спроб може зробити людина, яка не знає коду, а знає лише, що він складається з п’яти літер?</text:span></text:p>
          <text:p text:style-name="P13"/>
        </text:list-item>
        <text:list-item>
          <text:p text:style-name="P13">Виберіть правильну рівність:</text:p>
          <text:p text:style-name="P31"><text:span text:style-name="T61">А</text:span><text:span text:style-name="T62">) </text:span><text:span text:style-name="T63">А</text:span><text:span text:style-name="T58">5</text:span><text:span text:style-name="T59">2</text:span><text:span text:style-name="T64"> </text:span><text:span text:style-name="T63">= А</text:span><text:span text:style-name="T58">5</text:span><text:span text:style-name="T59">3</text:span><text:span text:style-name="T64">; </text:span><text:span text:style-name="T65">Б</text:span><text:span text:style-name="T64">) </text:span><text:span text:style-name="T63">С</text:span><text:span text:style-name="T58">6</text:span><text:span text:style-name="T59">1</text:span><text:span text:style-name="T64"> </text:span><text:span text:style-name="T63">= С</text:span><text:span text:style-name="T58">6</text:span><text:span text:style-name="T59">6</text:span><text:span text:style-name="T64">; </text:span><text:span text:style-name="T65">В</text:span><text:span text:style-name="T64">) </text:span><text:span text:style-name="T63">С</text:span><text:span text:style-name="T58">6</text:span><text:span text:style-name="T59">1</text:span><text:span text:style-name="T64"> </text:span><text:span text:style-name="T63">= С</text:span><text:span text:style-name="T58">6</text:span><text:span text:style-name="T59">5</text:span><text:span text:style-name="T64">; </text:span><text:span text:style-name="T65">Г</text:span><text:span text:style-name="T64">) </text:span><text:span text:style-name="T63">А</text:span><text:span text:style-name="T58">5</text:span><text:span text:style-name="T59">0</text:span><text:span text:style-name="T64"> </text:span><text:span text:style-name="T63">= А</text:span><text:span text:style-name="T58">5</text:span><text:span text:style-name="T59">5</text:span><text:span text:style-name="T64">; </text:span><text:span text:style-name="T65">Д</text:span><text:span text:style-name="T64">) </text:span><text:span text:style-name="T63">С</text:span><text:span text:style-name="T58">6</text:span><text:span text:style-name="T59">0</text:span><text:span text:style-name="T64"> </text:span><text:span text:style-name="T63">= С</text:span><text:span text:style-name="T58">6</text:span><text:span text:style-name="T59">6</text:span><text:span text:style-name="T64">; </text:span><text:span text:style-name="T65">Е</text:span><text:span text:style-name="T64">) </text:span><text:span text:style-name="T63">А</text:span><text:span text:style-name="T58">5</text:span><text:span text:style-name="T59">1</text:span><text:span text:style-name="T64"> </text:span><text:span text:style-name="T63">= А</text:span><text:span text:style-name="T58">5</text:span><text:span text:style-name="T60">5</text:span><text:span text:style-name="T64">; </text:span></text:p>
          <text:p text:style-name="P32"/>
        </text:list-item>
        <text:list-item>
          <text:p text:style-name="P31"><text:span text:style-name="T64">Яких п</text:span><text:span text:style-name="T66">ід</text:span><text:span text:style-name="T64">множин множини А б</text:span><text:span text:style-name="T66">іл</text:span><text:span text:style-name="T64">ьше: тих, що включають множину </text:span><text:span text:style-name="T67">F</text:span><text:span text:style-name="T64">, чи тих, що не включають множину </text:span><text:span text:style-name="T67">F</text:span><text:span text:style-name="T64">?</text:span></text:p>
          <text:p text:style-name="P54"/>
        </text:list-item>
        <text:list-item>
          <text:p text:style-name="P14"><text:span text:style-name="T76">Скільки існує варіантів заповнення картки національної лотереї 6 з 39 таких, що принаймні </text:span><text:span text:style-name="T80">чотири</text:span><text:span text:style-name="T76"> з </text:span><text:span text:style-name="T77">заповнених номерів</text:span><text:span text:style-name="T76"> були виграшними </text:span><text:span text:style-name="T78">(принаймні означає, що нас влаштовує 4, 5 або 6 виграшних номерів)</text:span><text:span text:style-name="T79">?</text:span></text:p>
          <text:p text:style-name="P33"/>
        </text:list-item>
        <text:list-item>
          <text:p text:style-name="P15"><text:span text:style-name="T1">У ящику лежать сині, жовті та білі кулі. Скількома способами можна вибрати з нього набір із </text:span><text:span text:style-name="T2">шести</text:span><text:span text:style-name="T1"> куль? </text:span></text:p>
          <text:p text:style-name="P15"><text:span text:style-name="T1"/></text:p>
          <text:p text:style-name="P34"/>
          <text:p text:style-name="P35"/>
          <text:p text:style-name="P35"/>
          <text:p text:style-name="P35"/>
          <text:p text:style-name="P35"/>
        </text:list-item>
        <text:list-item>
          <text:p text:style-name="P16"><text:span text:style-name="T1">Нехай n = p</text:span><text:span text:style-name="T40">1</text:span><text:span text:style-name="T43">α</text:span><text:span text:style-name="T44">1</text:span><text:span text:style-name="T1"> ⋅ p</text:span><text:span text:style-name="T40">2</text:span><text:span text:style-name="T43">α</text:span><text:span text:style-name="T44">2</text:span><text:span text:style-name="T1"> ⋅ ... ⋅ p</text:span><text:span text:style-name="T40">r</text:span><text:span text:style-name="T43">αr</text:span><text:span text:style-name="T1"> - розклад числа n на прості множники. Знайти </text:span><text:span text:style-name="T3">с</text:span><text:span text:style-name="T4">уму всіх дільників числа n.</text:span></text:p>
          <text:p text:style-name="P36"/>
        </text:list-item>
        <text:list-item>
          <text:p text:style-name="P17"><text:span text:style-name="T1">Скількома способами можна розташувати </text:span><text:span text:style-name="T5">19</text:span><text:span text:style-name="T1"> нулів та </text:span><text:span text:style-name="T5">7</text:span><text:span text:style-name="T1"> одиниць так, щоб жодні дві одиниці не стояли поруч?</text:span></text:p>
          <text:p text:style-name="P37"/>
        </text:list-item>
        <text:list-item>
          <text:p text:style-name="P17"><text:span text:style-name="T1">Нехай множина А </text:span><text:span text:style-name="T11">мі</text:span><text:span text:style-name="T1">стить </text:span><text:span text:style-name="T11">n</text:span><text:span text:style-name="T1"> елеме</text:span><text:span text:style-name="T11">н</text:span><text:span text:style-name="T1">т</text:span><text:span text:style-name="T11">і</text:span><text:span text:style-name="T1">в, а множина В — </text:span><text:span text:style-name="T11">m</text:span><text:span text:style-name="T1"> елемент</text:span><text:span text:style-name="T11">ів</text:span><text:span text:style-name="T1">. Визначити </text:span><text:span text:style-name="T11">кі</text:span><text:span text:style-name="T1">ль</text:span><text:span text:style-name="T11">кі</text:span><text:span text:style-name="T1">сть сюр’</text:span><text:span text:style-name="T11">є</text:span><text:span text:style-name="T1">ктивних в</text:span><text:span text:style-name="T11">ід</text:span><text:span text:style-name="T1">пов</text:span><text:span text:style-name="T11">ід</text:span><text:span text:style-name="T1">ностей </text:span><text:span text:style-name="T11">мі</text:span><text:span text:style-name="T1">ж множинами А </text:span><text:span text:style-name="T11">і</text:span><text:span text:style-name="T1"> В.</text:span></text:p>
          <text:p text:style-name="P43"/>
        </text:list-item>
        <text:list-item>
          <text:p text:style-name="P18"><text:span text:style-name="T22">На полиці </text:span><text:span text:style-name="T23">2</text:span><text:span text:style-name="T25">2</text:span><text:span text:style-name="T22"> книг</text:span><text:span text:style-name="T25">и</text:span><text:span text:style-name="T22">. Скільки існує способів обрати </text:span><text:span text:style-name="T24">1</text:span><text:span text:style-name="T25">5</text:span><text:span text:style-name="T22"> книг, щоб ніякі дві книги не брати поруч?</text:span></text:p>
          <text:p text:style-name="P7"/>
        </text:list-item>
        <text:list-item>
          <text:p text:style-name="P27"><text:span text:style-name="T99">За круглим столом короля Артура сид</text:span><text:span text:style-name="T100">я</text:span><text:span text:style-name="T99">ть </text:span><text:span text:style-name="T101">2</text:span><text:span text:style-name="T102">3</text:span><text:span text:style-name="T99"> лицар</text:span><text:span text:style-name="T100">і</text:span><text:span text:style-name="T99">. Кожен ворогує зі своїми сусідами. Потрібно обрати </text:span><text:span text:style-name="T95">11</text:span><text:span text:style-name="T99"> лицарів, щоб визволити принцесу. Скільки існує способів обрання лицарів, щоб серед обраних лицарів не було воро</text:span><text:span text:style-name="T103">г</text:span><text:span text:style-name="T99">ів?</text:span></text:p>
          <text:p text:style-name="P28"/>
        </text:list-item>
        <text:list-item>
          <text:p text:style-name="P27"><text:span text:style-name="T103">Ліфт, у якому знаходяться </text:span><text:span text:style-name="T102">42</text:span><text:span text:style-name="T103"> пасажирів, може зупинятись на </text:span><text:span text:style-name="T96">18</text:span><text:span text:style-name="T103"> поверхах. Пасажири виходять групами по </text:span><text:span text:style-name="T97">1</text:span><text:span text:style-name="T95">3</text:span><text:span text:style-name="T103">, </text:span><text:span text:style-name="T101">1</text:span><text:span text:style-name="T102">4</text:span><text:span text:style-name="T103"> і </text:span><text:span text:style-name="T98">1</text:span><text:span text:style-name="T95">5</text:span><text:span text:style-name="T103"> чоловік. Скількома способами це може відбуватись?</text:span></text:p>
          <text:p text:style-name="P29"/>
        </text:list-item>
        <text:list-item>
          <text:p text:style-name="P27"><text:span text:style-name="T104">Скількома способами можна розставити </text:span><text:span text:style-name="T105">1</text:span><text:span text:style-name="T102">6</text:span><text:span text:style-name="T104"> томів зібрання творів І.Я. Франко так, щоб </text:span><text:span text:style-name="T101"><text:s/></text:span><text:span text:style-name="T106"><text:s/>п’ятий </text:span><text:span text:style-name="T102">і шостий </text:span><text:span text:style-name="T104">томи не стояли поруч?</text:span></text:p>
          <text:p text:style-name="P8"/>
        </text:list-item>
        <text:list-item>
          <text:p text:style-name="P55"><text:span text:style-name="T68">Чому дор</text:span><text:span text:style-name="T69">ів</text:span><text:span text:style-name="T68">ню</text:span><text:span text:style-name="T69">є</text:span><text:span text:style-name="T68"> коеф</text:span><text:span text:style-name="T70">іціє</text:span><text:span text:style-name="T68">нт при </text:span><text:span text:style-name="T71">х</text:span><text:span text:style-name="T72">n</text:span><text:span text:style-name="T68"> у розклад</text:span><text:span text:style-name="T69">і</text:span><text:span text:style-name="T68"> (1 + </text:span><text:span text:style-name="T71">х</text:span><text:span text:style-name="T68"> + 2</text:span><text:span text:style-name="T71">х</text:span><text:span text:style-name="T72">2 </text:span><text:span text:style-name="T68">+ ... + </text:span><text:span text:style-name="T69">n</text:span><text:span text:style-name="T71">х</text:span><text:span text:style-name="T72">n</text:span><text:span text:style-name="T68">)</text:span><text:span text:style-name="T73">2</text:span><text:span text:style-name="T68">?</text:span></text:p>
          <text:p text:style-name="P38"/>
        </text:list-item>
        <text:list-item>
          <text:p text:style-name="P19"><text:span text:style-name="T1">В колоді </text:span><text:span text:style-name="T6">4</text:span><text:span text:style-name="T9">4</text:span><text:span text:style-name="T1"> карт - 4 кольори з номерами від 1 до </text:span><text:span text:style-name="T7">1</text:span><text:span text:style-name="T9">1</text:span><text:span text:style-name="T1">. Скільки існує способів витягнути </text:span><text:span text:style-name="T9">3</text:span><text:span text:style-name="T1"> карт</text:span><text:span text:style-name="T8">и</text:span><text:span text:style-name="T1"> так, щоб це було </text:span><text:span text:style-name="T9">3</text:span><text:span text:style-name="T1"> послідовних за номером карт</text:span><text:span text:style-name="T8">и</text:span><text:span text:style-name="T1"> одного кольору?</text:span></text:p>
          <text:p text:style-name="P39"/>
        </text:list-item>
        <text:list-item>
          <text:p text:style-name="P19"><text:span text:style-name="T1">Нехай множина М </text:span><text:span text:style-name="T12">мі</text:span><text:span text:style-name="T1">стить </text:span><text:span text:style-name="T12">n</text:span><text:span text:style-name="T1"> елемент</text:span><text:span text:style-name="T12">і</text:span><text:span text:style-name="T1">в. Визначити кількість: </text:span></text:p>
          <text:p text:style-name="P4"><text:span text:style-name="T89">а) </text:span><text:span text:style-name="T90">неантирефлексивних в</text:span><text:span text:style-name="T91">ід</text:span><text:span text:style-name="T90">ношень на множині М; </text:span></text:p>
          <text:p text:style-name="P19"><text:soft-page-break/><text:span text:style-name="T13">б) </text:span><text:span text:style-name="T1">нерефлексивних </text:span><text:span text:style-name="T14">і</text:span><text:span text:style-name="T1"> неантирефлексивних в</text:span><text:span text:style-name="T12">ід</text:span><text:span text:style-name="T1">ношень на множині М.</text:span></text:p>
          <text:p text:style-name="P40"/>
        </text:list-item>
        <text:list-item>
          <text:p text:style-name="P20"><text:span text:style-name="T1">Прапор складається з </text:span><text:span text:style-name="T10">2</text:span><text:span text:style-name="T7">2</text:span><text:span text:style-name="T1"> горизонтальних смуг </text:span><text:span text:style-name="T10">1</text:span><text:span text:style-name="T7">4 різних</text:span><text:span text:style-name="T1"> кольорів, причому довільні дві сусідні смуги повинні мати різні кольори. Скільк</text:span><text:span text:style-name="T7">и</text:span><text:span text:style-name="T1"> </text:span><text:span text:style-name="T7">існує різних прапорів з такими властивостями</text:span><text:span text:style-name="T1">?</text:span></text:p>
          <text:p text:style-name="P41"/>
        </text:list-item>
        <text:list-item>
          <text:p text:style-name="P21"><text:span text:style-name="T1">Необхідно скласти </text:span><text:span text:style-name="T15">18</text:span><text:span text:style-name="T1"> іспит</text:span><text:span text:style-name="T16">ів</text:span><text:span text:style-name="T1"> на протязі </text:span><text:span text:style-name="T15">22</text:span><text:span text:style-name="T1"> днів. Скількома способами це можна зробити?</text:span></text:p>
          <text:p text:style-name="P42"/>
        </text:list-item>
        <text:list-item>
          <text:p text:style-name="P21"><text:span text:style-name="T1">В скрині кулі </text:span><text:span text:style-name="T17">1</text:span><text:span text:style-name="T18">3</text:span><text:span text:style-name="T1">-</text:span><text:span text:style-name="T17">и</text:span><text:span text:style-name="T1"> кольорів. Яку найменшу кількість куль треба узяти, щоб серед них </text:span><text:span text:style-name="T19">(обов’язково) </text:span><text:span text:style-name="T1">було </text:span><text:span text:style-name="T17">1</text:span><text:span text:style-name="T18">9</text:span><text:span text:style-name="T1"> куль одного кольору?</text:span></text:p>
          <text:p text:style-name="P9"/>
        </text:list-item>
        <text:list-item>
          <text:p text:style-name="P22"><text:span text:style-name="T1">В скрині </text:span><text:span text:style-name="T18">20</text:span><text:span text:style-name="T1"> чорних, </text:span><text:span text:style-name="T17">2</text:span><text:span text:style-name="T20">7</text:span><text:span text:style-name="T1"> білих, 1</text:span><text:span text:style-name="T18">6</text:span><text:span text:style-name="T1"> червоних, </text:span><text:span text:style-name="T18">5</text:span><text:span text:style-name="T1"> зелених куль. Яку найменшу кількість куль треба узяти, щоб серед них </text:span><text:span text:style-name="T19">(обов’язково) </text:span><text:span text:style-name="T1">було </text:span><text:span text:style-name="T21">1</text:span><text:span text:style-name="T18">9</text:span><text:span text:style-name="T1"> куль одного кольору?</text:span></text:p>
          <text:p text:style-name="P44"/>
        </text:list-item>
        <text:list-item>
          <text:p text:style-name="P23"><text:span text:style-name="T22">Скільки існує різних способів роздати </text:span><text:span text:style-name="T26">v</text:span><text:span text:style-name="T22">1 троянд, </text:span><text:span text:style-name="T26">v</text:span><text:span text:style-name="T22">2 гвоздик, </text:span><text:span text:style-name="T26">v</text:span><text:span text:style-name="T22">3 волошок </text:span><text:span text:style-name="T26">c</text:span><text:span text:style-name="T22"> дівчатам?</text:span></text:p>
          <text:p text:style-name="P45"/>
        </text:list-item>
        <text:list-item>
          <text:p text:style-name="P24"><text:span text:style-name="T22">Компанiя, </text:span><text:span text:style-name="T27">що</text:span><text:span text:style-name="T22"> складається з 10 подружнiх пар, розбивається на 5 груп по 4 людини для прогулянки на човнах. Скiлькома способами можна розбити компанію так, щоб в одному човнi були 2 чоловiк</text:span><text:span text:style-name="T28">и</text:span><text:span text:style-name="T22"> та 2 жiнк</text:span><text:span text:style-name="T28">и</text:span><text:span text:style-name="T22">?</text:span></text:p>
          <text:p text:style-name="P46"/>
        </text:list-item>
        <text:list-item>
          <text:p text:style-name="P25"><text:span text:style-name="T29">Нехай </text:span><text:span text:style-name="T22">a</text:span><text:span text:style-name="T41">1</text:span><text:span text:style-name="T22">, a</text:span><text:span text:style-name="T41">2</text:span><text:span text:style-name="T22">, ..., a</text:span><text:span text:style-name="T41">n</text:span><text:span text:style-name="T22"> - довільні різні натуральні числа. Довести, що тоді або одне з них, або різниця яких</text:span><text:span text:style-name="T30">ос</text:span><text:span text:style-name="T22">ь двох буде ділитися на n.</text:span></text:p>
          <text:p text:style-name="P47"/>
        </text:list-item>
        <text:list-item>
          <text:p text:style-name="P26"><text:span text:style-name="T22">Довести, що </text:span><text:span text:style-name="T31">C</text:span><text:span text:style-name="T42">n+1</text:span><text:span text:style-name="T45">k </text:span><text:span text:style-name="T31">= C</text:span><text:span text:style-name="T42">n</text:span><text:span text:style-name="T45">k</text:span><text:span text:style-name="T31"> + <text:s/>C</text:span><text:span text:style-name="T42">n</text:span><text:span text:style-name="T45">k-1</text:span><text:span text:style-name="T31">.</text:span></text:p>
          <text:p text:style-name="P53"/>
        </text:list-item>
        <text:list-item>
          <text:p text:style-name="P26"><text:span text:style-name="T46">Довести, що </text:span><text:span text:style-name="T51">∑</text:span><text:span text:style-name="T52">k=</text:span><text:span text:style-name="T53">0</text:span><text:span text:style-name="T54">n </text:span><text:span text:style-name="T47">(2</text:span><text:span text:style-name="T48">k</text:span><text:span text:style-name="T47">+1)</text:span><text:span text:style-name="T46">C</text:span><text:span text:style-name="T52">n</text:span><text:span text:style-name="T54">k </text:span><text:span text:style-name="T48">= </text:span><text:span text:style-name="T49">(</text:span><text:span text:style-name="T50">n</text:span><text:span text:style-name="T49">+1)</text:span><text:span text:style-name="T50">2</text:span><text:span text:style-name="T55">n</text:span><text:span text:style-name="T50">.</text:span></text:p>
          <text:p text:style-name="P48"/>
        </text:list-item>
        <text:list-item>
          <text:p text:style-name="P49">Скільки існує 6-значних чисел, у яких сума цифр парна? </text:p>
          <text:p text:style-name="P49"/>
        </text:list-item>
        <text:list-item>
          <text:p text:style-name="P49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5"><text:span text:style-name="T93">а) </text:span><text:span text:style-name="T92">Скільки студентів не читає жодного журналу?</text:span></text:p>
          <text:p text:style-name="P5"><text:span text:style-name="T93">б) </text:span><text:span text:style-name="T94">Скільки студентів читає тільки “Лель”?</text:span></text:p>
          <text:p text:style-name="P5"><text:span text:style-name="T93">в) </text:span><text:span text:style-name="T92">Скільки студентів читає не менше 2 журналів? </text:span></text:p>
          <text:p text:style-name="P10"/>
        </text:list-item>
        <text:list-item>
          <text:p text:style-name="P10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5"><text:span text:style-name="T93">а) </text:span><text:span text:style-name="T92">Скільки студентів знає всі 3 мови?</text:span></text:p>
          <text:p text:style-name="P30"><text:span text:style-name="T32">б) </text:span><text:span text:style-name="T33">Скільки студентів знає рівно 2 мови?</text:span></text:p>
          <text:p text:style-name="P50"/>
        </text:list-item>
        <text:list-item>
          <text:p text:style-name="P50">Знайти розв’язок рекурентного співвідношення: </text:p>
          <text:p text:style-name="P56"><text:span text:style-name="T38">a</text:span><text:span text:style-name="T56">n</text:span><text:span text:style-name="T57">+2 </text:span><text:span text:style-name="T35">= –5·</text:span><text:span text:style-name="T38">a</text:span><text:span text:style-name="T56">n</text:span><text:span text:style-name="T57">+1 </text:span><text:span text:style-name="T35">+ 14·</text:span><text:span text:style-name="T38">a</text:span><text:span text:style-name="T56">n </text:span><text:span text:style-name="T35">– 8</text:span><text:span text:style-name="T38">n </text:span><text:span text:style-name="T35">– 9, </text:span><text:span text:style-name="T38">a</text:span><text:span text:style-name="T57">0 </text:span><text:span text:style-name="T35">= 10, </text:span><text:span text:style-name="T38">a</text:span><text:span text:style-name="T57">1 </text:span><text:span text:style-name="T35">= –26.</text:span></text:p>
          <text:p text:style-name="P52"/>
        </text:list-item>
        <text:list-item>
          <text:p text:style-name="P51">Методом твірних функцій знайти розв’язок рекурентного співвідношення: </text:p>
          <text:p text:style-name="P56"><text:span text:style-name="T38">a</text:span><text:span text:style-name="T57">n</text:span><text:span text:style-name="T56"> </text:span><text:span text:style-name="T38">= </text:span><text:span text:style-name="T36">2</text:span><text:span text:style-name="T38">·a</text:span><text:span text:style-name="T57">n-1</text:span><text:span text:style-name="T56"> </text:span><text:span text:style-name="T38">– </text:span><text:span text:style-name="T36">3</text:span><text:span text:style-name="T35">,</text:span><text:span text:style-name="T38"> </text:span><text:span text:style-name="T34">при</text:span><text:span text:style-name="T39"> </text:span><text:span text:style-name="T35">n</text:span><text:span text:style-name="T39">&gt;</text:span><text:span text:style-name="T36">0</text:span><text:span text:style-name="T37">, </text:span><text:span text:style-name="T38">a</text:span><text:span text:style-name="T57">0 </text:span><text:span text:style-name="T38">= </text:span><text:span text:style-name="T36">4</text:span><text:span text:style-name="T35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370" style:display-name="ListLabel 37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0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11T22:39:34.194800911</dc:date>
    <meta:editing-cycles>53</meta:editing-cycles>
    <meta:editing-duration>PT15H1M15S</meta:editing-duration>
    <meta:generator>LibreOffice/6.4.6.2$Linux_X86_64 LibreOffice_project/40$Build-2</meta:generator>
    <meta:document-statistic meta:table-count="0" meta:image-count="0" meta:object-count="0" meta:page-count="2" meta:paragraph-count="42" meta:word-count="733" meta:character-count="4308" meta:non-whitespace-character-count="3632"/>
  </office:meta>
</office:document-meta>
</file>